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4292e" style:text-line-through-style="none" style:font-name="apple-system" fo:font-size="12pt" fo:letter-spacing="normal" fo:font-style="normal" style:text-underline-style="none" fo:font-weight="normal" style:text-blinking="false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4 – Agnès Tshibangu </text:p>
      <text:p text:style-name="P5"/>
      <text:p text:style-name="P5"><text:tab/>La chouette agence est une agence de web design dont le site a besoin d'être optimisé pour se faire connaître dans la ville de Lyon.</text:p>
      <text:p text:style-name="P5">Pour ce projet, j'ai amélioré le site web La chouette Agence à travers dix point d'optimisation SEO afin d'en améliorer la structure, le temps de chargement et sa crawlabilité dans le but d'obtenir un meilleur positionnement sur le moteur de recherche Google.</text:p>
      <text:p text:style-name="P5"/>
      <text:p text:style-name="P3"/>
      <text:p text:style-name="P3"/>
      <text:p text:style-name="P1"><text:span text:style-name="T1">lien gitHub : </text:span><text:a xlink:type="simple" xlink:href="https://agnestshibangu.github.io/P4_020621_code_source_AgnesTshibangu/" text:style-name="Internet_20_link" text:visited-style-name="Visited_20_Internet_20_Link"><text:span text:style-name="T2">https://agnestshibangu.github.io/P4_020621_code_source_AgnesTshibangu/</text:span></text:a></text:p>
      <text:p text:style-name="P2"><text:span text:style-name="T1">lien gitPages : </text:span><text:a xlink:type="simple" xlink:href="https://agnestshibangu.github.io/P4_020621_code_source_AgnesTshibangu/" text:style-name="Internet_20_link" text:visited-style-name="Visited_20_Internet_20_Link"><text:span text:style-name="T2">https://agnestshibangu.github.io/P4_020621_code_source_AgnesTshibangu/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20:54:07.94</meta:creation-date>
    <meta:document-statistic meta:table-count="0" meta:image-count="0" meta:object-count="0" meta:page-count="1" meta:paragraph-count="5" meta:word-count="80" meta:character-count="589"/>
    <dc:date>2021-06-05T20:59:58.15</dc:date>
    <meta:editing-duration>PT5M57S</meta:editing-duration>
    <meta:editing-cycles>1</meta:editing-cycles>
    <meta:generator>OpenOffice/4.1.9$Win32 OpenOffice.org_project/419m1$Build-9805</meta:generator>
  </office:meta>
</office:document-meta>
</file>